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4.3465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in" fo:margin-right="1.5362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3.6134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2.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4.7862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5.1335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.55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4.429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3.3165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6.0165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2.842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3.8193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4.3063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2.479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4.522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3.8362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3.2693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3.4665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4.752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6.0429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2.392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1.85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3.692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3.8465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3.8465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4.5764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3.7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3.322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3.679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3.372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5.0362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5.592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3.5728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3.4134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1.3929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3.4299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2.65in" fo:margin-top="0.2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bold" style:font-name-asian="Arial1" style:font-size-asian="10.5pt" style:font-style-asian="normal" style:font-weight-asian="bold" style:font-name-complex="Arial1" style:font-size-complex="10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3" style:family="text">
      <style:text-properties fo:font-variant="normal" fo:text-transform="none" fo:color="#000000" style:text-line-through-style="none" style:text-line-through-type="none" style:text-position="sub 58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sub 58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How to import all package? </text:span><text:span text:style-name="T2">a)import java.*; b)include java.lang; c)java.package </text:span></text:p>
      <text:p text:style-name="P2"><text:span text:style-name="T1">2. What is the value of "d" after this line of code has been executed? </text:span><text:span text:style-name="T2">double d = Math.round ( 2.5 + Math.random() ); a)2 b)3 c)4 d)2.5 </text:span></text:p>
      <text:p text:style-name="P3"><text:span text:style-name="T1">3.Which Statement is true? Public class While { </text:span><text:span text:style-name="T3">public void loop() </text:span><text:span text:style-name="T1">{ </text:span><text:span text:style-name="T3">int x=0; </text:span><text:span text:style-name="T1">while(1) { </text:span><text:span text:style-name="T3">system.out.println(“x + 1 is : ”,(x+1) ) </text:span><text:span text:style-name="T1">} </text:span><text:span text:style-name="T3">} } </text:span><text:span text:style-name="T4">a)There is a syntax error on line 1. </text:span><text:span text:style-name="T2">b)There are syntax errors on lines 1 and 6. c)run infinity time d)There is a syntax error in line 6. </text:span></text:p>
      <text:p text:style-name="P4"><text:span text:style-name="T2">4. </text:span><text:span text:style-name="T1">Determine the output: class output { public static void main(String args[]){ String buffer s1 = new StringBuffer("Hello world") s1.insert(6,"Good"); SOP(s1); } </text:span><text:span text:style-name="T3">} </text:span><text:span text:style-name="T4">a)Hellogoodworld </text:span><text:span text:style-name="T2">b)hellogoodworld c)Hello Goodworld d)GoodWorld </text:span></text:p>
      <text:p text:style-name="P5"><text:span text:style-name="T1">5.Determine the output: </text:span></text:p>
      <text:p text:style-name="P6"><text:span text:style-name="T1">PSVM() { </text:span><text:span text:style-name="T3">try{ </text:span><text:span text:style-name="T1">int a = 5;int b = 0; int c = a/b; SOP(“World”); } </text:span><text:span text:style-name="T3">Catch(exception e) </text:span><text:span text:style-name="T1">{ </text:span><text:span text:style-name="T3">SOP(“hello”); </text:span><text:span text:style-name="T1">}} </text:span><text:span text:style-name="T4">a)hello </text:span><text:span text:style-name="T2">b)world c)hello world d)none of the above </text:span></text:p>
      <text:p text:style-name="P7"><text:span text:style-name="T2">6.</text:span><text:span text:style-name="T1">What is the value of the string returned by getValue("DEMOS") String getValue(String word) { </text:span><text:span text:style-name="T3">if (word.length() == 1) </text:span><text:span text:style-name="T1">return ""; else return getValue( word.substring(0, word.length() - 1) ) + word.charAt(word.length() - 1); } </text:span><text:span text:style-name="T4">a)DEMOS </text:span><text:span text:style-name="T2">b)DEMS c)DEM d)EMOS </text:span></text:p>
      <text:p text:style-name="P8"><text:span text:style-name="T1">7.Determine the output SOP (‘1’+new integer (2) +3); </text:span><text:span text:style-name="T2">a)123 b)13 c)1 d)12 </text:span></text:p>
      <text:p text:style-name="P9"><text:span text:style-name="T1">8.Determine the output: StringBuffer s1 = new StringBuffer(“Hello”); StringBuffer s2 = reverse(s1); SOP(s2); </text:span><text:span text:style-name="T2">a)Hlloe b)lloeH </text:span></text:p>
      <text:p text:style-name="P10"><text:span text:style-name="T2">c)Hello d)olleH </text:span></text:p>
      <text:p text:style-name="P11"><text:span text:style-name="T1">9. Write the correct signature of the main method? </text:span><text:span text:style-name="T2">a)public Static void main() b)public Static void main(String args[]) c)public Static void main(String ...) </text:span></text:p>
      <text:p text:style-name="P12"><text:span text:style-name="T1">10.what is the output of this program class output{ public static void main(String args[]) { </text:span><text:span text:style-name="T3">Object obj = new object(); </text:span><text:span text:style-name="T1">System.out.print(obj.getclass()); }} </text:span><text:span text:style-name="T4">a)class java.object </text:span><text:span text:style-name="T2">b)class java.lang.object c)none of the above </text:span></text:p>
      <text:p text:style-name="P13"><text:span text:style-name="T1">11.Determine the output Class{ PSVM String str = new String( “.....”); } </text:span><text:span text:style-name="T3">Do{ </text:span><text:span text:style-name="T1">str = “Hello Stop World ”; SOP(str); } </text:span><text:span text:style-name="T3">While(str!=Strong); </text:span><text:span text:style-name="T1">{ </text:span><text:span text:style-name="T3">....... </text:span><text:span text:style-name="T1">} </text:span><text:span text:style-name="T4">a)HelloStopWorld </text:span><text:span text:style-name="T2">b)Hello Stop World c)HelloStop d)none of the above </text:span></text:p>
      <text:p text:style-name="P14"><text:span text:style-name="T1">12. How to declare array of string which one is correct? </text:span><text:span text:style-name="T2">a)string[]s; b)string s[] c)string []s; </text:span></text:p>
      <text:p text:style-name="P15"><text:span text:style-name="T1">13.What will be the output? </text:span></text:p>
      <text:p text:style-name="P16"><text:span text:style-name="T1">class A{ int i; int j;A(){ I =1; J=2; } </text:span><text:span text:style-name="T3">} Class output{ </text:span><text:span text:style-name="T1">Public static void main(String args[]) { </text:span><text:span text:style-name="T3">A obj1 = new A(); </text:span><text:span text:style-name="T1">SOP(obj1.toString()); } </text:span><text:span text:style-name="T3">} </text:span><text:span text:style-name="T4">a)A@1cde5f </text:span><text:span text:style-name="T2">b)A a 1cde5f c)A d 1cde5f d)@1cde5f </text:span></text:p>
      <text:p text:style-name="P17"><text:span text:style-name="T1">14.What will be the datatype of the no 9.6352 </text:span><text:span text:style-name="T2">a)double b)Float c)Double </text:span></text:p>
      <text:p text:style-name="P18"><text:span text:style-name="T1">15.Determine the output public class Question { public static void main(String args[]) { String s1 = "uvw"; String s2 = "xyz"; String s3 = s1.concat(s2.toUpperCase( ) ); System.out.println(s1+s2+s3); } } </text:span><text:span text:style-name="T4">a)uvwxyzuvwXYZ </text:span><text:span text:style-name="T2">b)uvwxyzuv c)uvwxyzXYZ d)uvwxyzuvXYZ </text:span></text:p>
      <text:p text:style-name="P19"><text:span text:style-name="T1">16.Determine the output int i = -1; int b = 10; int val = b/ i; </text:span><text:span text:style-name="T2">a)-10 b)10 </text:span></text:p>
      <text:p text:style-name="P20"><text:span text:style-name="T2">c)10/1 d)error </text:span></text:p>
      <text:p text:style-name="P21"><text:span text:style-name="T1">17. How to inherit both the interface and abstract class ? </text:span><text:span text:style-name="T2">a)class implemts Info,interface b)class xyz extends Info implements interface{ void load} c)class extends Info,interface d)class implements interface </text:span></text:p>
      <text:p text:style-name="P22"><text:span text:style-name="T1">18.Which operator is used to separate parameters or attributes? </text:span><text:span text:style-name="T2">a)&amp; b)&amp;&amp; c)and </text:span></text:p>
      <text:p text:style-name="P23"><text:span text:style-name="T1">19.Determine the output public class Delta { static boolean foo(char c) { </text:span><text:span text:style-name="T3">System.out.print(c); </text:span><text:span text:style-name="T1">return true; } </text:span><text:span text:style-name="T3">public static void main( String[] argv ) </text:span><text:span text:style-name="T1">{ </text:span><text:span text:style-name="T3">int i = 0; </text:span><text:span text:style-name="T1">for (foo('A'); foo('B') &amp;&amp; (i &lt; 2); foo('C')) { </text:span><text:span text:style-name="T3">i++; </text:span><text:span text:style-name="T1">foo('D');} } </text:span><text:span text:style-name="T3">} </text:span><text:span text:style-name="T4">a)ABDCB </text:span><text:span text:style-name="T2">b)ABDCBDCB c)ABCDBDA d)ABDCBDA </text:span></text:p>
      <text:p text:style-name="P24"><text:span text:style-name="T1">20. import java.util.*; class Array { public static void main(String args[]) { </text:span><text:span text:style-name="T3">int array[] = new int [5]; </text:span><text:span text:style-name="T1">for (int i = 5; i &gt; 0; i--) array[5 - i] = i; Arrays.sort(array); </text:span></text:p>
      <text:p text:style-name="P26"><text:span text:style-name="T1">for (int i = 0; i &lt; 5; ++i) System.out.print(array[i]);; } </text:span><text:span text:style-name="T3">} </text:span><text:span text:style-name="T4">a) 12345 </text:span><text:span text:style-name="T2">b)54321 c)123 d)1234 </text:span></text:p>
      <text:p text:style-name="P27"><text:soft-page-break/><text:span text:style-name="T1">21.What is the output of this program? import java.util.*; class Array { public static void main(String args[]) { </text:span><text:span text:style-name="T3">int array[] = new int [5]; </text:span><text:span text:style-name="T1">for (int i = 5; i &gt; 0; i--) array[5-i] = i; Arrays.fill(array, 1, 4, 8); for (int i = 0; i &lt; 5 ; i++) System.out.print(array[i]); } </text:span><text:span text:style-name="T3">} </text:span><text:span text:style-name="T4">advertisements </text:span><text:span text:style-name="T2">a) 12885 b) 12845 c) 58881 d) 54881 </text:span></text:p>
      <text:p text:style-name="P24"><text:span text:style-name="T1">22. Determine the output class output { public static void main(String args[]) { </text:span><text:span text:style-name="T3">StringBuffer c = new StringBuffer( </text:span><text:span text:style-name="T1">"Hello"); StringBuffer c1 = new StringBuffer (" World"); c.append(c1); System.out.println(c); } </text:span><text:span text:style-name="T3">} </text:span><text:span text:style-name="T4">a) Hello </text:span><text:span text:style-name="T2">b) World c) Helloworld </text:span></text:p>
      <text:p text:style-name="P28"><text:span text:style-name="T2">d) Hello World </text:span><text:span text:style-name="T1">23.Determine the output class output { public static void main(String args[]) { </text:span><text:span text:style-name="T3">StringBuffer s1 = new StringBuffer("Hello"); </text:span><text:span text:style-name="T1">s1.setCharAt(1,'x'); System.out.println(s1); } </text:span><text:span text:style-name="T3">} </text:span><text:span text:style-name="T4">a) xello </text:span><text:span text:style-name="T2">b) xxxxx c) Hxllo d) Hexlo </text:span></text:p>
      <text:p text:style-name="P29"><text:span text:style-name="T1">24.Determine the output import java.io.*; public class filesinputoutput { public static void main(String[] args) { </text:span><text:span text:style-name="T3">String obj = "abc"; </text:span><text:span text:style-name="T1">byte b[] = obj.getBytes(); ByteArrayInputStream obj1 = new Byte ArrayInputStream(b); for (int i = 0; i &lt; 2; ++ i) { int c; while((c = obj1.read()) != -1) { if(i == 0) { System.out.print(Charact er.toUpperCase((char)c)); obj2.write(1); } </text:span><text:span text:style-name="T3">} System.out.print(obj2); </text:span><text:span text:style-name="T1">} </text:span><text:span text:style-name="T3">} } </text:span><text:span text:style-name="T4">a) AaBaCa </text:span><text:span text:style-name="T2">b) ABCaaa c) AaaBaaCaa d) AaBaaCaaa </text:span></text:p>
      <text:p text:style-name="P19"><text:span text:style-name="T1">25.Determine the output </text:span></text:p>
      <text:p text:style-name="P25"><text:span text:style-name="T1">class output { public static void main(String args[]) { </text:span><text:span text:style-name="T3">char c[]={'a', '1', 'b' ,' ' ,'A' , </text:span><text:span text:style-name="T1">'0'}; for (int i = 0; i &lt; 5; ++i) { </text:span><text:span text:style-name="T3">if(Character.isDigit(c[i])) </text:span><text:span text:style-name="T1">System.out.println(c[i]+" is a digit"); if(Character.isWhitespace(c[ i])) System.out.println(c[i]+ " is a Whitespace character"); if(Character.isUpperCase(c[i ])) </text:span><text:span text:style-name="T3">System.out.println(c[i]+ </text:span><text:span text:style-name="T1">" is an Upper case Letter"); if(Character.isLowerCase(c[i ])) </text:span><text:span text:style-name="T3">System.out.println(c[i]+ </text:span><text:span text:style-name="T1">" is a lower case Letter"); i=i+3; } </text:span><text:span text:style-name="T3">} } </text:span><text:span text:style-name="T4">a) a is a lower case Letter </text:span><text:span text:style-name="T2">is White space character b) b is a lower case Letter is White space character c) a is a lower case Letter A is a upper case Letter d) a is a lower case Letter 0 is a digit </text:span></text:p>
      <text:p text:style-name="P30"><text:span text:style-name="T1">26.Which pattern ? Public static void main(String args[]) { </text:span><text:span text:style-name="T3">List&lt;string&gt; List = new ArrayList&lt;string&gt;(); </text:span><text:span text:style-name="T1">//add string List.add(“cricket”); List.add(“football”); List.add(“hockey”); Iterator it = List.iterator(); </text:span></text:p>
      <text:p text:style-name="P31"><text:span text:style-name="T1">While(it.hasNext()) { </text:span><text:span text:style-name="T3">String s = it.next();}} </text:span></text:p>
      <text:p text:style-name="P32"><text:span text:style-name="T1">Ans: Iterator </text:span></text:p>
      <text:p text:style-name="P33"><text:span text:style-name="T1">27. What is the output? 1. public class TestString1 { 2. public static void main(String[] args) { 3. String str = "420"; 4. str += 42; 5. System.out.print(str); 6. } 7. } </text:span><text:span text:style-name="T2">A. 42 B. 420 C. 462 D. 42042 E. Compilation fails. F. An exception is thrown at runtime. </text:span></text:p>
      <text:p text:style-name="P34"><text:span text:style-name="T1">28.Which three are valid on line 12? (Choose three.) </text:span><text:span text:style-name="T2">11. public interface Status { 12. /* insert code here */ int MY_VALUE = 10; A. final B. static C. native D. public E. private F. abstract G. protected </text:span></text:p>
      <text:p text:style-name="P35"><text:span text:style-name="T1">29. Which code, inserted at line 15, allows the class Sprite to compile? </text:span><text:span text:style-name="T2">10. interface Foo { int bar(); } 11. public class Sprite { 12. public int fubar( Foo foo ) { return foo.bar(); } 13. public void testFoo() { 14. fubar( 15. // insert code here 16. ); 17. } </text:span></text:p>
      <text:p text:style-name="P36"><text:span text:style-name="T2">18. } A. Foo { public int bar() { return 1; } B. new Foo { public int bar() { return 1; } C. new Foo() { public int bar() { return 1; } D. new class Foo { public int bar() { return 1; } </text:span></text:p>
      <text:p text:style-name="P37"><text:span text:style-name="T1">30. What is the result? </text:span><text:span text:style-name="T2">11. class Animal { public String noise() { return "peep"; } } 12. class Dog extends Animal { 13. public String noise() { return "bark"; } 14. } 15. class Cat extends Animal { 16. public String noise() { return "meow"; } 17. } ... 30. Animal animal = new Dog(); 31. Cat cat = (Cat)animal; 32. System.out.println(cat.noise());A. peep B. bark C. meow D. Compilation fails. E. An exception is thrown at runtim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9" meta:word-count="1171" meta:character-count="7075" meta:non-whitespace-character-count="5906"/>
    <meta:generator>LibreOfficeDev/6.0.5.2$Linux_X86_64 LibreOffice_project/</meta:generator>
  </office:meta>
</office:document-meta>
</file>